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4ca85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Heading_20_1">
      <style:paragraph-properties fo:text-align="justify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4ca859"/>
    </style:style>
    <style:style style:name="P17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8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4" style:family="paragraph" style:parent-style-name="Contents_20_Heading" style:master-page-name="Standard">
      <style:paragraph-properties style:page-number="1" fo:break-before="page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69da6" officeooo:paragraph-rsid="00769da6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851b39" officeooo:paragraph-rsid="00851b39"/>
    </style:style>
    <style:style style:name="P2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69da6" officeooo:paragraph-rsid="00769da6"/>
    </style:style>
    <style:style style:name="P2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6bf2f" officeooo:paragraph-rsid="0076bf2f"/>
    </style:style>
    <style:style style:name="P2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51b39" officeooo:paragraph-rsid="00851b39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51b39" officeooo:paragraph-rsid="00851b39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b44f9" officeooo:paragraph-rsid="008b44f9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769da6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8aec87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paragraph-rsid="008b44f9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946c7a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769da6" officeooo:paragraph-rsid="00769da6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rsid="0076bf2f" officeooo:paragraph-rsid="0076bf2f" style:font-name-asian="Georgia1" style:font-name-complex="Georgia1"/>
    </style:style>
    <style:style style:name="P43" style:family="paragraph" style:parent-style-name="Standard" style:list-style-name="L9">
      <style:paragraph-properties fo:text-align="justify" style:justify-single-word="false"/>
      <style:text-properties style:font-name="Georgia" officeooo:rsid="0076bf2f" officeooo:paragraph-rsid="0076bf2f" style:font-name-asian="Georgia1" style:font-name-complex="Georgia1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45" style:family="paragraph" style:parent-style-name="Standard" style:list-style-name="L10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46" style:family="paragraph" style:parent-style-name="Standard" style:list-style-name="L10">
      <style:paragraph-properties fo:text-align="justify" style:justify-single-word="false"/>
      <style:text-properties style:font-name="Georgia" officeooo:rsid="0076bf2f" officeooo:paragraph-rsid="0084ef12" style:font-name-asian="Georgia1" style:font-name-complex="Georgia1"/>
    </style:style>
    <style:style style:name="P47" style:family="paragraph" style:parent-style-name="Standard" style:list-style-name="L11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48" style:family="paragraph" style:parent-style-name="Standard" style:list-style-name="L12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49" style:family="paragraph" style:parent-style-name="Standard" style:list-style-name="L13">
      <style:paragraph-properties fo:text-align="justify" style:justify-single-word="false"/>
      <style:text-properties style:font-name="Georgia" officeooo:rsid="0076bf2f" officeooo:paragraph-rsid="007cd8da" style:font-name-asian="Georgia1" style:font-name-complex="Georgia1"/>
    </style:style>
    <style:style style:name="P50" style:family="paragraph" style:parent-style-name="Standard" style:list-style-name="L14">
      <style:paragraph-properties fo:text-align="justify" style:justify-single-word="false"/>
      <style:text-properties style:font-name="Georgia" officeooo:rsid="007cd8da" officeooo:paragraph-rsid="007cd8da" style:font-name-asian="Georgia1" style:font-name-complex="Georgia1"/>
    </style:style>
    <style:style style:name="P51" style:family="paragraph" style:parent-style-name="Standard" style:list-style-name="L15">
      <style:paragraph-properties fo:text-align="justify" style:justify-single-word="false"/>
      <style:text-properties style:font-name="Georgia" officeooo:rsid="007def51" officeooo:paragraph-rsid="007def51" style:font-name-asian="Georgia1" style:font-name-complex="Georgia1"/>
    </style:style>
    <style:style style:name="P52" style:family="paragraph" style:parent-style-name="Standard" style:list-style-name="L16">
      <style:paragraph-properties fo:text-align="justify" style:justify-single-word="false"/>
      <style:text-properties style:font-name="Georgia" officeooo:rsid="0080afff" officeooo:paragraph-rsid="0080afff" style:font-name-asian="Georgia1" style:font-name-complex="Georgia1"/>
    </style:style>
    <style:style style:name="P53" style:family="paragraph" style:parent-style-name="Standard" style:list-style-name="L16">
      <style:paragraph-properties fo:text-align="justify" style:justify-single-word="false"/>
      <style:text-properties style:font-name="Georgia" officeooo:rsid="0081e09b" officeooo:paragraph-rsid="0081e09b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86f0d9" officeooo:paragraph-rsid="0086f0d9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rsid="00885ed9" officeooo:paragraph-rsid="00885ed9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8a7b4a" officeooo:paragraph-rsid="008a7b4a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906c90" officeooo:paragraph-rsid="00906c90" style:font-name-asian="Georgia1" style:font-name-complex="Georgia1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0" style:family="paragraph" style:parent-style-name="Standard" style:list-style-name="L6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1" style:family="paragraph" style:parent-style-name="Standard" style:list-style-name="L8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2" style:family="paragraph" style:parent-style-name="Standard" style:list-style-name="L6">
      <style:paragraph-properties fo:text-align="justify" style:justify-single-word="false"/>
      <style:text-properties style:font-name="Georgia" officeooo:rsid="00951d06" officeooo:paragraph-rsid="00951d06" style:font-name-asian="Georgia1" style:font-name-complex="Georgia1"/>
    </style:style>
    <style:style style:name="P6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868cb" officeooo:paragraph-rsid="009868cb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9a5042" officeooo:paragraph-rsid="009a5042" style:font-name-asian="Georgia1" style:font-name-complex="Georgia1"/>
    </style:style>
    <style:style style:name="P65" style:family="paragraph" style:parent-style-name="Standard" style:list-style-name="L17">
      <style:paragraph-properties fo:text-align="justify" style:justify-single-word="false"/>
      <style:text-properties style:font-name="Georgia" officeooo:rsid="009a5042" officeooo:paragraph-rsid="009b3e08" style:font-name-asian="Georgia1" style:font-name-complex="Georgia1"/>
    </style:style>
    <style:style style:name="P66" style:family="paragraph" style:parent-style-name="Standard" style:list-style-name="L17">
      <style:paragraph-properties fo:text-align="justify" style:justify-single-word="false"/>
      <style:text-properties style:font-name="Georgia" officeooo:rsid="009b3e08" officeooo:paragraph-rsid="009b3e08" style:font-name-asian="Georgia1" style:font-name-complex="Georgia1"/>
    </style:style>
    <style:style style:name="P67" style:family="paragraph" style:parent-style-name="Standard" style:master-page-name="First_20_Page">
      <style:paragraph-properties fo:text-align="center" style:justify-single-word="false" style:page-number="auto"/>
    </style:style>
    <style:style style:name="P68" style:family="paragraph" style:parent-style-name="Standard">
      <style:paragraph-properties fo:text-align="justify" style:justify-single-word="false"/>
      <style:text-properties officeooo:paragraph-rsid="002688cc"/>
    </style:style>
    <style:style style:name="P69" style:family="paragraph" style:parent-style-name="Standard">
      <style:paragraph-properties fo:text-align="justify" style:justify-single-word="false"/>
      <style:text-properties officeooo:rsid="0079e242" officeooo:paragraph-rsid="0079e242"/>
    </style:style>
    <style:style style:name="P70" style:family="paragraph" style:parent-style-name="Standard">
      <style:paragraph-properties fo:text-align="justify" style:justify-single-word="false"/>
      <style:text-properties officeooo:rsid="008b44f9" officeooo:paragraph-rsid="008b44f9"/>
    </style:style>
    <style:style style:name="P71" style:family="paragraph" style:parent-style-name="Title">
      <style:text-properties fo:font-size="32pt" officeooo:paragraph-rsid="001dc34f" style:font-size-asian="32pt" style:font-size-complex="32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5bd03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33e01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73d874"/>
    </style:style>
    <style:style style:name="T14" style:family="text">
      <style:text-properties officeooo:rsid="0075bd03"/>
    </style:style>
    <style:style style:name="T15" style:family="text">
      <style:text-properties officeooo:rsid="007806c6"/>
    </style:style>
    <style:style style:name="T16" style:family="text">
      <style:text-properties officeooo:rsid="0079e242"/>
    </style:style>
    <style:style style:name="T17" style:family="text">
      <style:text-properties officeooo:rsid="007cd8da"/>
    </style:style>
    <style:style style:name="T18" style:family="text">
      <style:text-properties officeooo:rsid="007ecf5a"/>
    </style:style>
    <style:style style:name="T19" style:family="text">
      <style:text-properties officeooo:rsid="0081e09b"/>
    </style:style>
    <style:style style:name="T20" style:family="text">
      <style:text-properties officeooo:rsid="0084ef12"/>
    </style:style>
    <style:style style:name="T21" style:family="text">
      <style:text-properties officeooo:rsid="008aec87"/>
    </style:style>
    <style:style style:name="T22" style:family="text">
      <style:text-properties officeooo:rsid="008ce2c6"/>
    </style:style>
    <style:style style:name="T23" style:family="text">
      <style:text-properties officeooo:rsid="00925606"/>
    </style:style>
    <style:style style:name="T24" style:family="text">
      <style:text-properties officeooo:rsid="00951d06"/>
    </style:style>
    <style:style style:name="T25" style:family="text">
      <style:text-properties officeooo:rsid="009b3e08"/>
    </style:style>
    <style:style style:name="T26" style:family="text">
      <style:text-properties officeooo:rsid="009f1ea0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1"><text:span text:style-name="T7">Compte-rendu de<text:line-break/>réunion – </text:span><text:span text:style-name="T14">Préparation des soutenances</text:span></text:p>
      <text:p text:style-name="Standard"/>
      <text:p text:style-name="P13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4">🖋️ <text:span text:style-name="T1">Créateur : </text:span><text:span text:style-name="T3">Axel MOURILLON</text:span><text:span text:style-name="T1"> – </text:span><text:span text:style-name="T3">Chef de projet</text:span></text:p>
      <text:p text:style-name="P14">📅 <text:span text:style-name="T1">Date de Création : </text:span><text:span text:style-name="T5">08</text:span><text:span text:style-name="T1">/</text:span><text:span text:style-name="T5">06</text:span><text:span text:style-name="T1">/</text:span><text:span text:style-name="T3">2025</text:span></text:p>
      <text:p text:style-name="P3"/>
      <text:p text:style-name="P9">Membres présents :</text:p>
      <text:section text:style-name="Sect2" text:name="Section1">
        <text:list text:style-name="L1">
          <text:list-item>
            <text:p text:style-name="P32">Loïs ALLAIRE<text:tab/><text:tab/>OUI</text:p>
          </text:list-item>
          <text:list-item>
            <text:p text:style-name="P32">Hugo CLAMOND<text:tab/>NON</text:p>
          </text:list-item>
          <text:list-item>
            <text:p text:style-name="P32">Axel MOURILLON<text:tab/>OUI</text:p>
          </text:list-item>
          <text:list-item>
            <text:p text:style-name="P32">Arthur YANG<text:tab/><text:tab/>OUI</text:p>
          </text:list-item>
        </text:list>
      </text:section>
      <text:p text:style-name="P14"/>
      <text:section text:style-name="Sect2" text:name="Section2">
        <text:p text:style-name="P16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2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17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4">Table des matières</text:p>
          </text:index-title>
          <text:p text:style-name="P18"><text:a xlink:type="simple" xlink:href="#__RefHeading___Toc397_377169772" text:style-name="Index_20_Link" text:visited-style-name="Index_20_Link">Table des figures<text:tab/>1</text:a></text:p>
          <text:p text:style-name="P18"><text:a xlink:type="simple" xlink:href="#__RefHeading___Toc395_377169772" text:style-name="Index_20_Link" text:visited-style-name="Index_20_Link">I. 1<text:span text:style-name="T8">er</text:span> point de l’ordre du jour<text:tab/>2</text:a></text:p>
          <text:p text:style-name="P19"><text:a xlink:type="simple" xlink:href="#__RefHeading___Toc399_377169772" text:style-name="Index_20_Link" text:visited-style-name="Index_20_Link">A) Paragraphe 1<text:tab/>2</text:a></text:p>
          <text:p text:style-name="P19"><text:a xlink:type="simple" xlink:href="#__RefHeading___Toc399_377169772%20Copie%201" text:style-name="Index_20_Link" text:visited-style-name="Index_20_Link">B) Paragraphe 2<text:tab/>2</text:a></text:p>
          <text:p text:style-name="P19"><text:a xlink:type="simple" xlink:href="#__RefHeading___Toc399_377169772%20Copie%203" text:style-name="Index_20_Link" text:visited-style-name="Index_20_Link">C) Paragraphe 3<text:tab/>2</text:a></text:p>
          <text:p text:style-name="P18"><text:a xlink:type="simple" xlink:href="#__RefHeading___Toc395_377169772%20Copie%201" text:style-name="Index_20_Link" text:visited-style-name="Index_20_Link">II. <text:span text:style-name="T9">2</text:span><text:span text:style-name="T8">ème</text:span> point de l’ordre du jour<text:tab/>3</text:a></text:p>
          <text:p text:style-name="P19"><text:a xlink:type="simple" xlink:href="#__RefHeading___Toc399_377169772%20Copie%204" text:style-name="Index_20_Link" text:visited-style-name="Index_20_Link">A) Paragraphe 1<text:tab/>3</text:a></text:p>
          <text:p text:style-name="P19"><text:a xlink:type="simple" xlink:href="#__RefHeading___Toc399_377169772%20Copie%201%20Copie%201" text:style-name="Index_20_Link" text:visited-style-name="Index_20_Link">B) Paragraphe 2<text:tab/>3</text:a></text:p>
          <text:p text:style-name="P19"><text:a xlink:type="simple" xlink:href="#__RefHeading___Toc399_377169772%20Copie%203%20Copie%201" text:style-name="Index_20_Link" text:visited-style-name="Index_20_Link">C) Paragraphe 3<text:tab/>3</text:a></text:p>
          <text:p text:style-name="P18"><text:a xlink:type="simple" xlink:href="#__RefHeading___Toc395_377169772%20Copie%202" text:style-name="Index_20_Link" text:visited-style-name="Index_20_Link">III. <text:span text:style-name="T9">3</text:span><text:span text:style-name="T8">ème</text:span> point de l’ordre du jour<text:tab/>4</text:a></text:p>
          <text:p text:style-name="P19"><text:a xlink:type="simple" xlink:href="#__RefHeading___Toc399_377169772%20Copie%204%20Copie%201" text:style-name="Index_20_Link" text:visited-style-name="Index_20_Link">A) Paragraphe 1<text:tab/>4</text:a></text:p>
          <text:p text:style-name="P19"><text:a xlink:type="simple" xlink:href="#__RefHeading___Toc399_377169772%20Copie%201%20Copie%201%20Copie%201" text:style-name="Index_20_Link" text:visited-style-name="Index_20_Link">B) Paragraphe 2<text:tab/>4</text:a></text:p>
          <text:p text:style-name="P19"><text:a xlink:type="simple" xlink:href="#__RefHeading___Toc399_377169772%20Copie%203%20Copie%201%20Copie%201" text:style-name="Index_20_Link" text:visited-style-name="Index_20_Link">C) Paragraphe 3<text:tab/>4</text:a></text:p>
          <text:p text:style-name="P18"><text:a xlink:type="simple" xlink:href="#__RefHeading___Toc395_377169772%20Copie%202%20Copie%202" text:style-name="Index_20_Link" text:visited-style-name="Index_20_Link">Prochaine réunion<text:tab/>5</text:a></text:p>
          <text:p text:style-name="P19"><text:a xlink:type="simple" xlink:href="#__RefHeading___Toc399_377169772%20Copie%202%20Copie%202" text:style-name="Index_20_Link" text:visited-style-name="Index_20_Link">Date<text:tab/>5</text:a></text:p>
          <text:p text:style-name="P19"><text:a xlink:type="simple" xlink:href="#__RefHeading___Toc552_377169772%20Copie%201%20Copie%202" text:style-name="Index_20_Link" text:visited-style-name="Index_20_Link">Ordre du jour<text:tab/>5</text:a></text:p>
          <text:p text:style-name="P19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15"><text:bookmark-start text:name="__RefHeading___Toc397_377169772"/><text:span text:style-name="T10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23950124" text:style-name="L2">
        <text:list-item>
          <text:p text:style-name="P25"><text:bookmark-start text:name="__RefHeading___Toc395_377169772"/>Jalon 8<text:bookmark-end text:name="__RefHeading___Toc395_377169772"/></text:p>
        </text:list-item>
      </text:list>
      <text:p text:style-name="P4"/>
      <text:list xml:id="list216043346" text:style-name="L3">
        <text:list-item>
          <text:p text:style-name="P27"><text:bookmark-start text:name="__RefHeading___Toc399_377169772"/>Diapo<text:bookmark-end text:name="__RefHeading___Toc399_377169772"/></text:p>
        </text:list-item>
      </text:list>
      <text:p text:style-name="P4"/>
      <text:p text:style-name="P41">Bien spécifié que le jury a une position d’investisseur</text:p>
      <text:p text:style-name="P33"/>
      <text:p text:style-name="P5"/>
      <text:list xml:id="list153322167804710" text:continue-numbering="true" text:style-name="L3">
        <text:list-item>
          <text:p text:style-name="P28"><text:bookmark-start text:name="__RefHeading___Toc399_377169772 Copie 1"/>Plan de la présentation<text:bookmark-end text:name="__RefHeading___Toc399_377169772 Copie 1"/></text:p>
        </text:list-item>
      </text:list>
      <text:p text:style-name="P5"/>
      <text:list xml:id="list1964505341" text:style-name="L9">
        <text:list-item>
          <text:p text:style-name="P43">Présentation du projet et de ses origines</text:p>
        </text:list-item>
        <text:list-item>
          <text:p text:style-name="P44"><text:span text:style-name="T16">P</text:span>résentation <text:span text:style-name="T15">de produit</text:span> et <text:span text:style-name="T16">v</text:span>idéo publicitaire</text:p>
        </text:list-item>
      </text:list>
      <text:list xml:id="list1333545236" text:style-name="L14">
        <text:list-item>
          <text:list>
            <text:list-item>
              <text:p text:style-name="P50">Tasse </text:p>
            </text:list-item>
            <text:list-item>
              <text:p text:style-name="P50">Dé carnet</text:p>
            </text:list-item>
            <text:list-item>
              <text:p text:style-name="P50">T-shirt</text:p>
            </text:list-item>
            <text:list-item>
              <text:p text:style-name="P50">Étui </text:p>
            </text:list-item>
            <text:list-item>
              <text:p text:style-name="P50">Livre de règle</text:p>
            </text:list-item>
            <text:list-item>
              <text:p text:style-name="P50">Présentoirs</text:p>
            </text:list-item>
            <text:list-item>
              <text:p text:style-name="P50">+ Autre</text:p>
            </text:list-item>
          </text:list>
        </text:list-item>
      </text:list>
      <text:list xml:id="list153321866342361" text:continue-list="list1964505341" text:style-name="L9">
        <text:list-item>
          <text:p text:style-name="P44">Plan de lancement du site </text:p>
        </text:list-item>
      </text:list>
      <text:list xml:id="list1793535982" text:style-name="L15">
        <text:list-item>
          <text:list>
            <text:list-item>
              <text:p text:style-name="P51"><text:span text:style-name="T18">O</text:span>n ouvre le site au public avec des préventes sur 3 mois</text:p>
            </text:list-item>
            <text:list-item>
              <text:p text:style-name="P51">Les client précommandent + contenu exclusif </text:p>
            </text:list-item>
            <text:list-item>
              <text:p text:style-name="P51">On ne retient qu’au dessus d’un certain seuil (remboursement des précommandes annulés)</text:p>
            </text:list-item>
            <text:list-item>
              <text:p text:style-name="P51">On commande auprès des fournisseurs et on envoie</text:p>
              <text:p text:style-name="P51">⇒ Lancer un premier cycle de vie financière du site (faire du CA pour racheter des stocks par la suite)</text:p>
            </text:list-item>
            <text:list-item>
              <text:p text:style-name="P51">On garde les articles sélect</text:p>
            </text:list-item>
          </text:list>
        </text:list-item>
      </text:list>
      <text:list xml:id="list153323413097731" text:continue-list="list153321866342361" text:style-name="L9">
        <text:list-item>
          <text:p text:style-name="P44"><text:span text:style-name="T16">D</text:span>e quoi on a besoin </text:p>
        </text:list-item>
      </text:list>
      <text:list xml:id="list3775938865" text:style-name="L16">
        <text:list-item>
          <text:list>
            <text:list-item>
              <text:p text:style-name="P52">À partir de 3000 € <text:span text:style-name="T19">(30 % des parts de la boîte)</text:span></text:p>
            </text:list-item>
            <text:list-item>
              <text:p text:style-name="P52">Ce qui donnerai environ 500k vue sur les réseaux</text:p>
            </text:list-item>
            <text:list-item>
              <text:p text:style-name="P52">Ce qui donnerai environ 7,5k visiteurs sur le site</text:p>
              <text:p text:style-name="P53">⇒ Si plus d’investissement, ce sera un prêt (taux à discuter)</text:p>
            </text:list-item>
          </text:list>
        </text:list-item>
      </text:list>
      <text:list xml:id="list153321626165235" text:continue-list="list153323413097731" text:style-name="L9">
        <text:list-item>
          <text:p text:style-name="P44">Bull shit blabla </text:p>
        </text:list-item>
      </text:list>
      <text:list xml:id="list3991720178" text:style-name="L10">
        <text:list-item>
          <text:list>
            <text:list-item>
              <text:p text:style-name="P45"><text:span text:style-name="T20">C</text:span>onformité</text:p>
            </text:list-item>
            <text:list-item>
              <text:p text:style-name="P46"><text:span text:style-name="T17">É</text:span>tude de marché</text:p>
            </text:list-item>
            <text:list-item>
              <text:p text:style-name="P45"><text:span text:style-name="T20">E</text:span>nvironnement</text:p>
            </text:list-item>
            <text:list-item>
              <text:p text:style-name="P45"><text:span text:style-name="T20">G</text:span>estion des stocks</text:p>
            </text:list-item>
          </text:list>
        </text:list-item>
      </text:list>
      <text:list xml:id="list153323220203154" text:continue-list="list153321626165235" text:style-name="L9">
        <text:list-item>
          <text:p text:style-name="P44">Points technique </text:p>
        </text:list-item>
      </text:list>
      <text:list text:style-name="L11">
        <text:list-item>
          <text:list>
            <text:list-item>
              <text:p text:style-name="P47"><text:span text:style-name="T20">S</text:span>écurité </text:p>
            </text:list-item>
            <text:list-item>
              <text:p text:style-name="P47"><text:span text:style-name="T20">D</text:span>isponibilité</text:p>
            </text:list-item>
          </text:list>
        </text:list-item>
      </text:list>
      <text:list xml:id="list153323616424390" text:continue-list="list153323220203154" text:style-name="L9">
        <text:list-item>
          <text:p text:style-name="P44">Communication</text:p>
        </text:list-item>
      </text:list>
      <text:list text:style-name="L12">
        <text:list-item>
          <text:list>
            <text:list-item>
              <text:p text:style-name="P48"><text:span text:style-name="T20">R</text:span>éseaux sociaux</text:p>
            </text:list-item>
            <text:list-item>
              <text:p text:style-name="P48"><text:span text:style-name="T20">C</text:span>arte de visites</text:p>
            </text:list-item>
            <text:list-item>
              <text:p text:style-name="P48"><text:span text:style-name="T20">A</text:span>ffiche</text:p>
            </text:list-item>
          </text:list>
        </text:list-item>
      </text:list>
      <text:list xml:id="list153323113099215" text:continue-list="list153323616424390" text:style-name="L9">
        <text:list-item>
          <text:p text:style-name="P43">Analyse du projet : points faibles</text:p>
        </text:list-item>
      </text:list>
      <text:p text:style-name="P42"/>
      <text:list xml:id="list153323530661135" text:continue-numbering="true" text:style-name="L9">
        <text:list-item>
          <text:p text:style-name="P43"><text:soft-page-break/>Prévisionnel : ROADMAP</text:p>
        </text:list-item>
      </text:list>
      <text:list xml:id="list405727843" text:style-name="L13">
        <text:list-item>
          <text:list>
            <text:list-item>
              <text:p text:style-name="P49"><text:span text:style-name="T17">M</text:span>aintenant jusqu à mi <text:span text:style-name="T17">août :</text:span> création du site avec toute les fonctions avancées</text:p>
            </text:list-item>
            <text:list-item>
              <text:p text:style-name="P49">Mi août : lance le site avec les prévente et la campagne de pub</text:p>
            </text:list-item>
            <text:list-item>
              <text:p text:style-name="P49"><text:span text:style-name="T17">D</text:span>ébut décembre on puisse envoyé les première commande</text:p>
            </text:list-item>
          </text:list>
        </text:list-item>
      </text:list>
      <text:p text:style-name="P42"/>
      <text:p text:style-name="P69">Script : par Axel, d’ici lundi 09/06 matin </text:p>
      <text:p text:style-name="P68"/>
      <text:p text:style-name="P37"/>
      <text:list xml:id="list153323292226974" text:continue-list="list153322167804710" text:style-name="L3">
        <text:list-item>
          <text:p text:style-name="P31"><text:bookmark-start text:name="__RefHeading___Toc399_377169772 Copie 1 Copie 2"/>Vidéo<text:bookmark-end text:name="__RefHeading___Toc399_377169772 Copie 1 Copie 2"/></text:p>
        </text:list-item>
      </text:list>
      <text:p text:style-name="P37"/>
      <text:p text:style-name="P70">Montage en cours</text:p>
      <text:p text:style-name="P70">Devrait être bon pour lundi 09/0<text:span text:style-name="T22">6</text:span></text:p>
      <text:p text:style-name="P68"/>
      <text:p text:style-name="P68"/>
      <text:list xml:id="list153321841688710" text:continue-list="list1723950124" text:style-name="L2">
        <text:list-item>
          <text:p text:style-name="P26"><text:bookmark-start text:name="__RefHeading___Toc395_377169772 Copie 1"/>Jalon 9<text:bookmark-end text:name="__RefHeading___Toc395_377169772 Copie 1"/></text:p>
        </text:list-item>
      </text:list>
      <text:p text:style-name="P6"/>
      <text:list xml:id="list153322067336529" text:continue-list="list153323292226974" text:style-name="L3">
        <text:list-item text:start-value="1">
          <text:p text:style-name="P29"><text:bookmark-start text:name="__RefHeading___Toc399_377169772 Copie 4"/>Site web (?)<text:bookmark-end text:name="__RefHeading___Toc399_377169772 Copie 4"/></text:p>
        </text:list-item>
      </text:list>
      <text:p text:style-name="P5"/>
      <text:p text:style-name="P54">Maquette prête à présenter</text:p>
      <text:p text:style-name="P54"/>
      <text:p text:style-name="P54">Fake commande avec les dès</text:p>
      <text:p text:style-name="P54"/>
      <text:p text:style-name="P55">FORUM : Soit faire un discord ; soit affiché une page en construction</text:p>
      <text:p text:style-name="P5"/>
      <text:p text:style-name="P36"><text:span text:style-name="T21">Bug de visuel sur certains éléments : ne pas traiter et dire "traitement en cours"</text:span></text:p>
      <text:p text:style-name="P63">⇒ Enlever l’image sur le WP et la remettre répare le problème</text:p>
      <text:p text:style-name="P5"/>
      <text:p text:style-name="P5"/>
      <text:list xml:id="list153321853702624" text:continue-numbering="true" text:style-name="L3">
        <text:list-item>
          <text:p text:style-name="P29"><text:bookmark-start text:name="__RefHeading___Toc399_377169772 Copie 1 Copie 1"/>Rappel du plan d’attaque<text:bookmark-end text:name="__RefHeading___Toc399_377169772 Copie 1 Copie 1"/></text:p>
        </text:list-item>
      </text:list>
      <text:p text:style-name="P5"/>
      <text:p text:style-name="P56">RAS ⇒ Plan à tester</text:p>
      <text:p text:style-name="P5"/>
      <text:p text:style-name="P4"/>
      <text:p text:style-name="P4"/>
      <text:p text:style-name="P21"><text:bookmark-start text:name="__RefHeading___Toc395_377169772 Copie 2 Copie 2"/>Prochaine réunion<text:bookmark-end text:name="__RefHeading___Toc395_377169772 Copie 2 Copie 2"/></text:p>
      <text:p text:style-name="P7"/>
      <text:p text:style-name="P22"><text:bookmark-start text:name="__RefHeading___Toc399_377169772 Copie 2 Copie 2"/>Date<text:bookmark-end text:name="__RefHeading___Toc399_377169772 Copie 2 Copie 2"/></text:p>
      <text:p text:style-name="P7"/>
      <text:p text:style-name="P23"><text:span text:style-name="T23">Lundi 9 juin</text:span><text:span text:style-name="T12"> </text:span><text:span text:style-name="T13">2025</text:span><text:span text:style-name="T12">, </text:span><text:span text:style-name="T11">de </text:span><text:span text:style-name="T23">21</text:span><text:span text:style-name="T11">h à </text:span><text:span text:style-name="T23">23</text:span><text:span text:style-name="T11">h </text:span><text:span text:style-name="T23">(maximum)</text:span></text:p>
      <text:p text:style-name="P7"/>
      <text:p text:style-name="P64">LAN : </text:p>
      <text:list xml:id="list3074762761" text:style-name="L17">
        <text:list-item>
          <text:p text:style-name="P65">Vendredi 20 <text:span text:style-name="T25">juin</text:span></text:p>
          <text:list>
            <text:list-header>
              <text:p text:style-name="P66">Préférence de Loïs, Arthur et Axel</text:p>
            </text:list-header>
          </text:list>
        </text:list-item>
        <text:list-item>
          <text:p text:style-name="P65">Vendredi 27 <text:span text:style-name="T25">juin</text:span></text:p>
        </text:list-item>
        <text:list-item>
          <text:p text:style-name="P65">Samedi 21 <text:span text:style-name="T25">juin</text:span></text:p>
        </text:list-item>
        <text:list-item>
          <text:p text:style-name="P65">Samedi 28 <text:span text:style-name="T25">juin</text:span></text:p>
        </text:list-item>
      </text:list>
      <text:p text:style-name="P64"/>
      <text:p text:style-name="P7"/>
      <text:p text:style-name="P22"><text:bookmark-start text:name="__RefHeading___Toc552_377169772 Copie 1 Copie 2"/>Ordre du jour<text:bookmark-end text:name="__RefHeading___Toc552_377169772 Copie 1 Copie 2"/></text:p>
      <text:p text:style-name="P7"/>
      <text:p text:style-name="P57">Révision des jalons 8 et 9</text:p>
      <text:p text:style-name="P7"/>
      <text:p text:style-name="P7"/>
      <text:p text:style-name="P22"><text:bookmark-start text:name="__RefHeading___Toc552_377169772 Copie 1 Copie 2 Copie 1"/>Devoirs<text:bookmark-end text:name="__RefHeading___Toc552_377169772 Copie 1 Copie 2 Copie 1"/></text:p>
      <text:p text:style-name="P7"/>
      <text:p text:style-name="P8">Tout le monde :</text:p>
      <text:list text:style-name="L4">
        <text:list-item>
          <text:p text:style-name="P58">Réviser ses parties de présentation : <text:span text:style-name="T26">priorité au Jalon 9</text:span></text:p>
        </text:list-item>
      </text:list>
      <text:p text:style-name="P39">Loïs :<text:span text:style-name="T4"/></text:p>
      <text:list text:style-name="L5">
        <text:list-item>
          <text:p text:style-name="P59">Finir le diapo du jalon 8</text:p>
        </text:list-item>
      </text:list>
      <text:p text:style-name="P8">Arthur :</text:p>
      <text:list xml:id="list923247758" text:style-name="L6">
        <text:list-item>
          <text:p text:style-name="P60">Finir le montage de la vidéo</text:p>
        </text:list-item>
      </text:list>
      <text:p text:style-name="P40"><text:span text:style-name="T24">Hugo</text:span> :</text:p>
      <text:list xml:id="list153322497134225" text:continue-numbering="true" text:style-name="L6">
        <text:list-item>
          <text:p text:style-name="P62">Vérification de l’infrastructure</text:p>
        </text:list-item>
      </text:list>
      <text:p text:style-name="P8">Axel :</text:p>
      <text:list text:style-name="L8">
        <text:list-item>
          <text:p text:style-name="P61">Finir le script du jalon 8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réparation des soutenance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6-08T15:31:06.209000000</dc:date>
    <meta:editing-duration>PT3H4M26S</meta:editing-duration>
    <meta:editing-cycles>104</meta:editing-cycles>
    <meta:print-date>2025-01-02T09:51:38.559000000</meta:print-date>
    <meta:printed-by>Fichiers PDF</meta:printed-by>
    <meta:document-statistic meta:table-count="0" meta:image-count="7" meta:object-count="0" meta:page-count="7" meta:paragraph-count="111" meta:word-count="576" meta:character-count="2833" meta:non-whitespace-character-count="2409"/>
  </office:meta>
</office:document-meta>
</file>